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primera caracteristica a analizar en un sistema seguro es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cialidad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idad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onibilidad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udio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 es la segunda pregunta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ra respuesta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gunda respuesta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cera respuesta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arta respue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7:33:13.896132333</meta:creation-date>
    <dc:date>2017-12-08T17:36:32.246475378</dc:date>
    <meta:editing-duration>PT3M17S</meta:editing-duration>
    <meta:editing-cycles>2</meta:editing-cycles>
    <meta:generator>LibreOffice/5.1.6.2$Linux_X86_64 LibreOffice_project/10m0$Build-2</meta:generator>
    <meta:document-statistic meta:table-count="1" meta:cell-count="33" meta:object-count="0"/>
  </office:meta>
</office:document-meta>
</file>